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size="12pt" style:font-size-asian="12pt" style:font-size-complex="12pt"/>
    </style:style>
    <style:style style:name="P5" style:family="paragraph" style:parent-style-name="Heading_20_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color="#000000" style:font-name="Times New Roman" fo:font-size="12pt" style:font-size-asian="12pt" style:font-size-complex="12pt"/>
    </style:style>
    <style:style style:name="T5" style:family="text">
      <style:text-properties fo:color="#ff3333" style:font-name="Times New Roman" fo:font-size="12pt" style:font-size-asian="12pt" style:font-size-complex="12pt"/>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style:text-underline-style="solid" style:text-underline-width="auto" style:text-underline-color="font-color"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style:text-underline-style="solid" style:text-underline-width="auto" style:text-underline-color="font-color"/>
    </style:style>
    <style:style style:name="T13" style:family="text">
      <style:text-properties style:font-name="Times New Roman"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3">Soutenance – Refonte du site Kasa </text:span></text:span></text:p>
      <text:h text:style-name="P5" text:outline-level="2"><text:span text:style-name="Strong_20_Emphasis"><text:span text:style-name="T12">Introduction</text:span></text:span></text:h>
      <text:p text:style-name="P4">Bonjour à tous, aujourd’hui, je vais vous présenter le travail que nous avons réalisé dans le cadre de la refonte du site <text:span text:style-name="T3">Kasa</text:span>. Ce projet avait pour but principal de repenser entièrement la partie <text:span text:style-name="T3">Front-End</text:span> du site afin de moderniser l’interface, la rendre responsive et plus agréable à utiliser, tout en restant fidèle à la maquette fournie. Pour cela, nous avons reçu plusieurs éléments : une maquette <text:span text:style-name="T3">Figma</text:span> complète qui définissait le style et la disposition, un <text:span text:style-name="T3">prototype</text:span> destiné à illustrer certaines animations, ainsi qu’un fichier <text:span text:style-name="T3">JSON</text:span> simulant les données <text:span text:style-name="T3">Back-End</text:span>.</text:p>
      <text:p text:style-name="P4">Dès le départ, notre objectif était clair : offrir une expérience utilisateur fluide, actuelle, adaptable à tous les supports, et respectueuse de l’identité visuelle de l’entreprise.</text:p>
      <text:h text:style-name="Heading_20_2" text:outline-level="2"><text:span text:style-name="Strong_20_Emphasis"><text:span text:style-name="T10">Exploration des pages du site</text:span></text:span></text:h>
      <text:p text:style-name="P4">En termes de structure, chaque page du site est encadrée par un <text:span text:style-name="T3">Header</text:span> et un <text:span text:style-name="T3">Footer</text:span>. Cela permet à l’utilisateur de bénéficier d’une navigation cohérente tout au long de sa visite. Sur la page d’accueil, on retrouve en haut une <text:span text:style-name="T3">bannière</text:span> accueillante, suivie d’un affichage dynamique des différents logements disponibles. Ces logements sont organisés sous forme de <text:span text:style-name="T3">grille</text:span>, et les données proviennent du fichier <text:span text:style-name="T3">JSON</text:span> qui simule le futur <text:span text:style-name="T3">Back-End</text:span>.</text:p>
      <text:p text:style-name="P4">Lorsqu’un utilisateur sélectionne un logement, il est redirigé vers une <text:span text:style-name="T3">page dédiée</text:span>, conçue pour fournir un maximum d’informations. Cette page intègre un<text:span text:style-name="T3"> carrousel</text:span> d’images interactif, des détails sur la <text:span text:style-name="T3">localisation</text:span>, des <text:span text:style-name="T3">tags</text:span>, les informations de l’<text:span text:style-name="T3">hôte</text:span> accompagnées de sa <text:span text:style-name="T3">photo</text:span>, une <text:span text:style-name="T3">notation</text:span> représentée sous forme d’étoiles, une <text:span text:style-name="T3">description</text:span> approfondie du logement, ainsi qu’une liste des <text:span text:style-name="T3">équipements</text:span>. Ces derniers sont présentés à travers un système de <text:span text:style-name="T3">volets déroulants</text:span> qui permettent de ne pas surcharger la page tout en gardant un accès rapide aux informations.</text:p>
      <text:p text:style-name="P4">La page <text:span text:style-name="T3">À propos</text:span>, quant à elle, reprend une logique similaire. Elle commence par une <text:span text:style-name="T3">bannière</text:span>, puis se compose de plusieurs <text:span text:style-name="T3">volets déroulants</text:span>. Chacun d’eux présente une des valeurs fondamentales de l’entreprise, comme la fiabilité, le respect ou encore la sécurité. Cette présentation allège visuellement la page et permet une lecture plus agréable et ciblée.</text:p>
      <text:p text:style-name="P4">Enfin, nous avons également développé une page d’erreur <text:span text:style-name="T3">404</text:span>, qui s’affiche automatiquement lorsque l’<text:span text:style-name="T3">URL</text:span> entrée ne correspond à aucun logement connu. Cette page a été conçue pour être claire et explicite, tout en gardant un <text:span text:style-name="T3">lien</text:span> de redirection rapide vers la page d’accueil, afin de ne jamais perdre l’utilisateur.</text:p>
      <text:h text:style-name="Heading_20_2" text:outline-level="2"><text:span text:style-name="Strong_20_Emphasis"><text:span text:style-name="T10">Travail sur le style et le responsive</text:span></text:span></text:h>
      <text:p text:style-name="P4">Il a fallut assurer une cohérence visuelle forte entre les différentes résolutions d’écran. Nous avons suivi de manière rigoureuse les consignes de la maquette Figma, en portant une attention particulière aux détails : couleurs, typographie, espacements, tailles de police, mais aussi positionnement des éléments, que ce soit sur ordinateur, tablette ou smartphone.</text:p>
      <text:p text:style-name="P4">Pour garantir une adaptabilité maximale de l’interface, nous avons fait le choix d’utiliser des unités en <text:span text:style-name="T3">VW (viewport width)</text:span>. Ce choix technique permet aux éléments de s’adapter dynamiquement à la largeur de l’écran, offrant ainsi une compatibilité naturelle avec une large gamme de dispositifs, sans devoir créer de points de rupture trop nombreux.</text:p>
      <text:p text:style-name="P4">Nous avons également pris le temps de peaufiner l’affichage sur les très grands écrans. Plutôt que de laisser le contenu s’étirer jusqu’aux bords, ce qui nuit à la lisibilité, nous avons intégré des marges blanches latérales pour recentrer le contenu et conserver une mise en page élégante. Ce travail sur le responsive s’est avéré essentiel pour garantir une expérience utilisateur homogène, quels que soient le support et la résolution.</text:p>
      <text:h text:style-name="Heading_20_2" text:outline-level="2"><text:soft-page-break/><text:span text:style-name="Strong_20_Emphasis"><text:span text:style-name="T10">Organisation technique du projet</text:span></text:span></text:h>
      <text:p text:style-name="Text_20_body"><text:span text:style-name="T8">Sur le plan technique, nous avons choisi d’utiliser </text:span><text:span text:style-name="Strong_20_Emphasis"><text:span text:style-name="T8">React</text:span></text:span><text:span text:style-name="T8"> associé à </text:span><text:span text:style-name="Strong_20_Emphasis"><text:span text:style-name="T8">Vite</text:span></text:span><text:span text:style-name="T8">, un environnement de développement moderne, rapide et bien adapté aux projets React. Pour la gestion des styles, nous avons utilisé </text:span><text:span text:style-name="Strong_20_Emphasis"><text:span text:style-name="T8">SCSS</text:span></text:span><text:span text:style-name="T8">, ce qui nous a permis de structurer le code CSS avec plus de souplesse, en utilisant notamment des </text:span><text:span text:style-name="T11">variables</text:span><text:span text:style-name="T8">, des </text:span><text:span text:style-name="T11">mixins</text:span><text:span text:style-name="T8">, et une organisation modulaire.</text:span></text:p>
      <text:p text:style-name="Text_20_body"><text:span text:style-name="T8">La structure du projet a été pensée pour rester claire et évolutive. Les pages principales sont regroupées dans un dossier </text:span><text:span text:style-name="Source_20_Text"><text:span text:style-name="T11">pages</text:span></text:span><text:span text:style-name="T8">, tandis que les éléments d’interface réutilisables, comme les bannières ou les collapses, sont centralisés dans le dossier </text:span><text:span text:style-name="Source_20_Text"><text:span text:style-name="T11">components</text:span></text:span><text:span text:style-name="T8">. Nous avons également mis en place un fichier </text:span><text:span text:style-name="Source_20_Text"><text:span text:style-name="T11">Variables.scss</text:span></text:span><text:span text:style-name="T8"> qui contient toutes les variables globales comme les couleurs et les polices. Enfin, un fichier </text:span><text:span text:style-name="Source_20_Text"><text:span text:style-name="T11">Mixins.scss</text:span></text:span><text:span text:style-name="T8"> nous permet de gérer facilement le responsive, en évitant les répétitions dans le code.</text:span></text:p>
      <text:h text:style-name="Heading_20_2" text:outline-level="2"><text:span text:style-name="Strong_20_Emphasis"><text:span text:style-name="T10">Réutilisation des composants et navigation</text:span></text:span></text:h>
      <text:p text:style-name="Text_20_body"><text:span text:style-name="T8">Un aspect important de notre démarche a été d’éviter au maximum la duplication de code. C’est pourquoi nous avons développé des composants réutilisables dès que possible. Un bon exemple est le composant </text:span><text:span text:style-name="Source_20_Text"><text:span text:style-name="T11">Collapse.jsx</text:span></text:span><text:span text:style-name="T8">, que nous utilisons à la fois dans la page </text:span><text:span text:style-name="T11">À propos</text:span><text:span text:style-name="T8"> et sur les pages de </text:span><text:span text:style-name="T11">logement</text:span><text:span text:style-name="T8">. Ce composant est entièrement stylisé et configurable via sont fichier </text:span><text:span text:style-name="T11">Scss</text:span><text:span text:style-name="T8"> attribuer, ce qui nous permet de maintenir une cohérence visuelle, tout en facilitant les futures évolutions du design.</text:span></text:p>
      <text:p text:style-name="Text_20_body"><text:span text:style-name="T8">La navigation entre les pages repose sur </text:span><text:span text:style-name="Strong_20_Emphasis"><text:span text:style-name="T8">React Router</text:span></text:span><text:span text:style-name="T8">, intégré dans le fichier </text:span><text:span text:style-name="Source_20_Text"><text:span text:style-name="T11">App.jsx</text:span></text:span><text:span text:style-name="T8">. Il nous permet de gérer toutes les routes de manière fluide, sans rechargement de la page. Cela améliore grandement l’expérience utilisateur, qui bénéficie d’un affichage rapide et d’une navigation plus agréable.</text:span><text:span text:style-name="T11"> /</text:span><text:span text:style-name="T8"> pour la page d’accueil, </text:span><text:span text:style-name="T11">/about</text:span><text:span text:style-name="T8"> pour la page "À propos", </text:span><text:span text:style-name="T11">/logement/:id</text:span><text:span text:style-name="T8"> pour les pages de détails, Et une route wildcard </text:span><text:span text:style-name="T11">*</text:span><text:span text:style-name="T8"> pour rediriger vers la page 404 en cas d’erreur. </text:span></text:p>
      <text:h text:style-name="Heading_20_2" text:outline-level="2"><text:span text:style-name="Strong_20_Emphasis"><text:span text:style-name="T10">Organisation technique d'une page</text:span></text:span></text:h>
      <text:p text:style-name="Text_20_body"><text:span text:style-name="T8">Voici un exemple concret avec la page de détail d’un logement.</text:span></text:p>
      <text:p text:style-name="Text_20_body"><text:span text:style-name="T6">Il commence par récupérer l’</text:span><text:span text:style-name="T13">ID</text:span><text:span text:style-name="T6"> du logement directement dans l’URL grâce à</text:span><text:span text:style-name="T13"> </text:span><text:span text:style-name="Source_20_Text"><text:span text:style-name="T13">useParams()</text:span></text:span><text:span text:style-name="T6"> de </text:span><text:span text:style-name="Strong_20_Emphasis"><text:span text:style-name="T6">React Router</text:span></text:span><text:span text:style-name="T6">, ce qui permet d’afficher dynamiquement les informations correspondant au bon logement. Les données sont ensuite recherchées dans le fichier </text:span><text:span text:style-name="T13">JSON</text:span><text:span text:style-name="T6"> que nous utilisons comme base de données locale.</text:span></text:p>
      <text:p text:style-name="Text_20_body"><text:span text:style-name="T6">Si l’</text:span><text:span text:style-name="T13">ID</text:span><text:span text:style-name="T6"> ne correspond à aucun logement connu, on affiche une page d’erreur personnalisée </text:span><text:span text:style-name="Source_20_Text"><text:span text:style-name="T13">NotFound</text:span></text:span><text:span text:style-name="T6">, ce qui permet de bien gérer les erreurs et éviter les plantages.</text:span></text:p>
      <text:p text:style-name="P3">Ensuite, la page affiche plusieurs blocs d’informations. Le <text:span text:style-name="T3">carrousel</text:span> d’images permet de faire défiler les photos du logement, et les informations générales comme le <text:span text:style-name="T3">titre</text:span>, la <text:span text:style-name="T3">localisation</text:span> ou les <text:span text:style-name="T3">tags</text:span> sont affichées de façon dynamique, avec une logique de boucle pour générer les balises à partir des données.</text:p>
      <text:p text:style-name="P3">Pour la partie <text:span text:style-name="T3">hôte</text:span>, j’ai découpé le <text:span text:style-name="T3">prénom</text:span> et le <text:span text:style-name="T3">nom</text:span> séparément afin de pouvoir les styliser plus finement.<text:line-break/>La<text:span text:style-name="T3"> notation</text:span> du logement est représentée par des étoiles, avec une logique de remplissage conditionnelle selon la note reçue.</text:p>
      <text:p text:style-name="Text_20_body"><text:span text:style-name="T6">Enfin, en bas de la page, on retrouve deux composants </text:span><text:span text:style-name="Source_20_Text"><text:span text:style-name="T13">Collapse</text:span></text:span><text:span text:style-name="T6"> réutilisables. Ils permettent d’afficher ou de masquer dynamiquement la </text:span><text:span text:style-name="T13">description</text:span><text:span text:style-name="T6"> et les </text:span><text:span text:style-name="T13">équipements</text:span><text:span text:style-name="T6">, avec un système de volets déroulants.</text:span></text:p>
      <text:p text:style-name="Text_20_body"><text:span text:style-name="T6">Grâce à cette approche, la page est totalement </text:span><text:span text:style-name="T13">dynamique</text:span><text:span text:style-name="T6">, une seule structure suffit pour afficher tous les logements différents, sans avoir besoin de recréer une page pour chaque cas.</text:span></text:p>
      <text:h text:style-name="Heading_20_2" text:outline-level="2"><text:soft-page-break/><text:span text:style-name="Strong_20_Emphasis"><text:span text:style-name="T10">Accessibilité, performance et robustesse</text:span></text:span></text:h>
      <text:p text:style-name="Text_20_body"><text:span text:style-name="T8">Nous avons également travaillé l’accessibilité, en utilisant des </text:span><text:span text:style-name="T11">balises sémantiques</text:span><text:span text:style-name="T8"> en respectant les </text:span><text:span text:style-name="T11">contrastes</text:span><text:span text:style-name="T8">, et en veillant à ce que la navigation soit possible au </text:span><text:span text:style-name="T11">clavier</text:span><text:span text:style-name="T8">. Ces efforts rendent le site plus inclusif, tout en améliorant son référencement naturel.</text:span></text:p>
      <text:p text:style-name="Text_20_body"><text:span text:style-name="T8">Côté performance, l’utilisation de </text:span><text:span text:style-name="T11">Vite</text:span><text:span text:style-name="T8"> nous a permis de profiter d’un chargement quasi-instantané en développement. Nous avons </text:span><text:span text:style-name="T11">compressé</text:span><text:span text:style-name="T8"> les images, </text:span><text:span text:style-name="T11">optimisé</text:span><text:span text:style-name="T8"> les composants et intégré du </text:span><text:span text:style-name="Strong_20_Emphasis"><text:span text:style-name="T4">lazy loading</text:span></text:span><text:span text:style-name="T8"> sur le carrousel, afin de ne charger que ce qui est nécessaire.</text:span></text:p>
      <text:p text:style-name="P4">Enfin, nous avons effectué des <text:span text:style-name="T3">tests</text:span> manuels pour vérifier le bon fonctionnement du site dans différentes situations : navigation <text:span text:style-name="T3">normale</text:span>, mais aussi gestion des erreurs comme les <text:span text:style-name="T3">logements</text:span> <text:span text:style-name="T3">inexistants</text:span> ou les <text:span text:style-name="T3">URL</text:span> <text:span text:style-name="T3">incorrectes</text:span>. Ces vérifications garantissent une stabilité <text:span text:style-name="T3">maximale</text:span>.</text:p>
      <text:h text:style-name="Heading_20_2" text:outline-level="2"><text:span text:style-name="Strong_20_Emphasis"><text:span text:style-name="T10">Pistes d’évolution</text:span></text:span></text:h>
      <text:p text:style-name="P4">Même si le projet est finalisé, plusieurs pistes d’évolution sont envisageables. Par exemple, on pourrait facilement connecter le site à une vraie <text:span text:style-name="T3">API</text:span> pour afficher des logements dynamiques. D’autres fonctionnalités comme un système de <text:span text:style-name="T3">filtrage</text:span> des logements, un <text:span text:style-name="T3">mode sombre</text:span>, ou des <text:span text:style-name="T3">animations avancées</text:span> pourraient également enrichir l’expérience utilisateur.</text:p>
      <text:p text:style-name="P4">Nous avons aussi pensé à des améliorations techniques en termes de <text:span text:style-name="T3">SEO</text:span>, comme l’ajout de balises <text:span text:style-name="T3">OpenGraph</text:span>, la génération automatique de <text:span text:style-name="T3">sitemap</text:span> ou encore une meilleure gestion des titres de pages.</text:p>
      <text:h text:style-name="Heading_20_2" text:outline-level="2"><text:span text:style-name="Strong_20_Emphasis"><text:span text:style-name="T10">Conclusion</text:span></text:span></text:h>
      <text:p text:style-name="P4">En résumé, le site de <text:span text:style-name="T3">Kasa</text:span> a fait l’objet d’une refonte complète de son interface <text:span text:style-name="T3">Front-End</text:span>. Le résultat est une plate-forme plus <text:span text:style-name="T3">moderne</text:span>, plus <text:span text:style-name="T3">agréable</text:span> à parcourir, parfaitement <text:span text:style-name="T3">responsive</text:span> et techniquement prête pour des <text:span text:style-name="T3">évolutions</text:span> futures. Grâce à une base de code bien <text:span text:style-name="T3">organisée</text:span>, à des composants <text:span text:style-name="T3">réutilisables</text:span>, et à un style fidèle à la <text:span text:style-name="T3">maquette</text:span>, nous avons pu répondre aux attentes du projet.</text:p>
      <text:p text:style-name="P2"><text:span text:style-name="T6">Merci beaucoup pour votre atten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leschaeve</meta:initial-creator>
    <meta:creation-date>2025-04-15T10:35:37.20</meta:creation-date>
    <dc:date>2025-04-18T16:41:10.10</dc:date>
    <dc:creator>jimmy leschaeve</dc:creator>
    <meta:editing-duration>PT9H8M26S</meta:editing-duration>
    <meta:editing-cycles>16</meta:editing-cycles>
    <meta:generator>OpenOffice/4.1.15$Win32 OpenOffice.org_project/4115m2$Build-9813</meta:generator>
    <meta:document-statistic meta:table-count="0" meta:image-count="0" meta:object-count="0" meta:page-count="3" meta:paragraph-count="37" meta:word-count="1372" meta:character-count="8976"/>
  </office:meta>
</office:document-meta>
</file>